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>
            <draw:frame table:end-cell-address="Sheet1.W33" table:end-x="0.1972in" table:end-y="0.1579in" draw:z-index="0" draw:style-name="gr1" draw:text-style-name="P1" svg:width="10.4925in" svg:height="5.7106in" svg:x="0.3728in" svg:y="0.1673in">
              <draw:object draw:notify-on-update-of-ranges="Sheet1.C10:Sheet1.C10 Sheet1.C11:Sheet1.C19 Sheet1.D10:Sheet1.D10 Sheet1.D11:Sheet1.D19 Sheet1.E10:Sheet1.E10 Sheet1.E11:Sheet1.E19 Sheet1.F10:Sheet1.F10 Sheet1.F11:Sheet1.F19 Sheet1.G10:Sheet1.G10 Sheet1.G11:Sheet1.G19 Sheet1.H10:Sheet1.H10 Sheet1.H11:Sheet1.H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8">
          <table:table-cell table:number-columns-repeated="11"/>
        </table:table-row>
        <table:table-row table:style-name="ro2">
          <table:table-cell table:number-columns-repeated="2"/>
          <table:table-cell/>
          <table:table-cell office:value-type="string">
            <text:p>MirrorVM (Standalone)</text:p>
          </table:table-cell>
          <table:table-cell table:number-columns-repeated="2"/>
          <table:table-cell office:value-type="string">
            <text:p>Node V8</text:p>
          </table:table-cell>
          <table:table-cell office:value-type="string">
            <text:p>Nati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6413514">
            <text:p>0.6413514</text:p>
          </table:table-cell>
          <table:table-cell table:number-columns-repeated="2"/>
          <table:table-cell office:value-type="float" office:value="0.2470914">
            <text:p>0.2470914</text:p>
          </table:table-cell>
          <table:table-cell office:value-type="float" office:value="0.2123459">
            <text:p>0.21234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mage</text:p>
          </table:table-cell>
          <table:table-cell office:value-type="float" office:value="0.584174">
            <text:p>0.584174</text:p>
          </table:table-cell>
          <table:table-cell table:number-columns-repeated="2"/>
          <table:table-cell office:value-type="float" office:value="0.1481176">
            <text:p>0.1481176</text:p>
          </table:table-cell>
          <table:table-cell office:value-type="float" office:value="0.0430717">
            <text:p>0.043071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json</text:p>
          </table:table-cell>
          <table:table-cell office:value-type="float" office:value="0.6028136">
            <text:p>0.6028136</text:p>
          </table:table-cell>
          <table:table-cell table:number-columns-repeated="2"/>
          <table:table-cell office:value-type="float" office:value="0.1178291">
            <text:p>0.1178291</text:p>
          </table:table-cell>
          <table:table-cell office:value-type="float" office:value="0.0943339">
            <text:p>0.094333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ospero_compile</text:p>
          </table:table-cell>
          <table:table-cell office:value-type="float" office:value="0.5541853">
            <text:p>0.5541853</text:p>
          </table:table-cell>
          <table:table-cell table:number-columns-repeated="2"/>
          <table:table-cell office:value-type="float" office:value="0.1226171">
            <text:p>0.1226171</text:p>
          </table:table-cell>
          <table:table-cell office:value-type="float" office:value="0.0598657">
            <text:p>0.059865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ospero_eval</text:p>
          </table:table-cell>
          <table:table-cell office:value-type="float" office:value="0.6698159">
            <text:p>0.6698159</text:p>
          </table:table-cell>
          <table:table-cell table:number-columns-repeated="2"/>
          <table:table-cell office:value-type="float" office:value="0.246047599999999">
            <text:p>0.2460476</text:p>
          </table:table-cell>
          <table:table-cell office:value-type="float" office:value="0.1202327">
            <text:p>0.1202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nd_sort</text:p>
          </table:table-cell>
          <table:table-cell office:value-type="float" office:value="0.646002">
            <text:p>0.646002</text:p>
          </table:table-cell>
          <table:table-cell table:number-columns-repeated="2"/>
          <table:table-cell office:value-type="float" office:value="0.1320573">
            <text:p>0.1320573</text:p>
          </table:table-cell>
          <table:table-cell office:value-type="float" office:value="0.0873798">
            <text:p>0.08737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pier</text:p>
          </table:table-cell>
          <table:table-cell office:value-type="float" office:value="0.6483768">
            <text:p>0.6483768</text:p>
          </table:table-cell>
          <table:table-cell table:number-columns-repeated="2"/>
          <table:table-cell office:value-type="float" office:value="0.1306435">
            <text:p>0.1306435</text:p>
          </table:table-cell>
          <table:table-cell office:value-type="float" office:value="0.070902">
            <text:p>0.0709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gex</text:p>
          </table:table-cell>
          <table:table-cell office:value-type="float" office:value="0.5723303">
            <text:p>0.5723303</text:p>
          </table:table-cell>
          <table:table-cell table:number-columns-repeated="2"/>
          <table:table-cell office:value-type="float" office:value="0.0975159000000003">
            <text:p>0.0975159</text:p>
          </table:table-cell>
          <table:table-cell office:value-type="float" office:value="0.0445545">
            <text:p>0.04455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ip</text:p>
          </table:table-cell>
          <table:table-cell office:value-type="float" office:value="0.5426447">
            <text:p>0.5426447</text:p>
          </table:table-cell>
          <table:table-cell table:number-columns-repeated="2"/>
          <table:table-cell office:value-type="float" office:value="0.1336109">
            <text:p>0.1336109</text:p>
          </table:table-cell>
          <table:table-cell office:value-type="float" office:value="0.0980608">
            <text:p>0.0980608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WAC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7.8953766">
            <text:p>57.895376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0.3572947">
            <text:p>30.357294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.6868618">
            <text:p>20.686861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4.3418013">
            <text:p>24.341801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3.0742492">
            <text:p>23.074249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.3219422">
            <text:p>29.321942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float" office:value="18.6824994">
            <text:p>18.682499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3.457069">
            <text:p>23.457069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1">07/11/2025</text:date>, <text:time>16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25-07-11T16:01:22.92</meta:creation-date>
    <dc:date>2025-07-11T16:34:35.07</dc:date>
    <dc:creator>a b</dc:creator>
    <meta:editing-duration>PT2M51S</meta:editing-duration>
    <meta:editing-cycles>1</meta:editing-cycles>
    <meta:document-statistic meta:table-count="3" meta:cell-count="51" meta:object-count="1"/>
    <meta:generator>OpenOffice/4.1.11$Win32 OpenOffice.org_project/4111m1$Build-980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52cm" svg:height="14.506cm" xlink:href=".." xlink:type="simple" chart:class="chart:bar" chart:style-name="ch1">
        <chart:legend chart:legend-position="end" svg:x="22.457cm" svg:y="5.893cm" style:legend-expansion="high" chart:style-name="ch2"/>
        <chart:plot-area chart:style-name="ch3" table:cell-range-address="Sheet1.C10:Sheet1.H19" chart:data-source-has-labels="both" svg:x="0.983cm" svg:y="1.295cm" svg:width="20.408cm" svg:height="12.501cm">
          <chartooo:coordinate-region svg:x="1.71cm" svg:y="1.507cm" svg:width="19.681cm" svg:height="11.192cm"/>
          <chart:axis chart:dimension="x" chart:name="primary-x" chart:style-name="ch4" chartooo:axis-type="auto">
            <chartooo:date-scale/>
            <chart:categories table:cell-range-address="Sheet1.C11:Sheet1.C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:Sheet1.D19" chart:label-cell-address="Sheet1.D10:Sheet1.D10" chart:class="chart:bar">
            <chart:data-point chart:repeated="9"/>
          </chart:series>
          <chart:series chart:style-name="ch8" chart:values-cell-range-address="Sheet1.E11:Sheet1.E19" chart:label-cell-address="Sheet1.E10:Sheet1.E10" chart:class="chart:bar">
            <chart:data-point chart:repeated="9"/>
          </chart:series>
          <chart:series chart:style-name="ch9" chart:values-cell-range-address="Sheet1.F11:Sheet1.F19" chart:label-cell-address="Sheet1.F10:Sheet1.F10" chart:class="chart:bar">
            <chart:data-point chart:repeated="9"/>
          </chart:series>
          <chart:series chart:style-name="ch10" chart:values-cell-range-address="Sheet1.G11:Sheet1.G19" chart:label-cell-address="Sheet1.G10:Sheet1.G10" chart:class="chart:bar">
            <chart:data-point chart:repeated="9"/>
          </chart:series>
          <chart:series chart:style-name="ch11" chart:values-cell-range-address="Sheet1.H11:Sheet1.H19" chart:label-cell-address="Sheet1.H10:Sheet1.H10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rorVM (Standalone)</text:p>
                <draw:g>
                  <svg:desc>Sheet1.D10:Sheet1.D10</svg:desc>
                </draw:g>
              </table:table-cell>
              <table:table-cell office:value-type="string">
                <text:p/>
                <draw:g>
                  <svg:desc>Sheet1.E10:Sheet1.E10</svg:desc>
                </draw:g>
              </table:table-cell>
              <table:table-cell office:value-type="string">
                <text:p/>
                <draw:g>
                  <svg:desc>Sheet1.F10:Sheet1.F10</svg:desc>
                </draw:g>
              </table:table-cell>
              <table:table-cell office:value-type="string">
                <text:p>Node V8</text:p>
                <draw:g>
                  <svg:desc>Sheet1.G10:Sheet1.G10</svg:desc>
                </draw:g>
              </table:table-cell>
              <table:table-cell office:value-type="string">
                <text:p>Native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es</text:p>
                <draw:g>
                  <svg:desc>Sheet1.C11:Sheet1.C19</svg:desc>
                </draw:g>
              </table:table-cell>
              <table:table-cell office:value-type="float" office:value="0.6413514">
                <text:p>0.6413514</text:p>
                <draw:g>
                  <svg:desc>Sheet1.D11:Sheet1.D19</svg:desc>
                </draw:g>
              </table:table-cell>
              <table:table-cell office:value-type="float" office:value="NaN">
                <text:p>NaN</text:p>
                <draw:g>
                  <svg:desc>Sheet1.E11:Sheet1.E19</svg:desc>
                </draw:g>
              </table:table-cell>
              <table:table-cell office:value-type="float" office:value="NaN">
                <text:p>NaN</text:p>
                <draw:g>
                  <svg:desc>Sheet1.F11:Sheet1.F19</svg:desc>
                </draw:g>
              </table:table-cell>
              <table:table-cell office:value-type="float" office:value="0.2470914">
                <text:p>0.2470914</text:p>
                <draw:g>
                  <svg:desc>Sheet1.G11:Sheet1.G19</svg:desc>
                </draw:g>
              </table:table-cell>
              <table:table-cell office:value-type="float" office:value="0.2123459">
                <text:p>0.2123459</text:p>
                <draw:g>
                  <svg:desc>Sheet1.H11:Sheet1.H19</svg:desc>
                </draw:g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584174">
                <text:p>0.58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1176">
                <text:p>0.1481176</text:p>
              </table:table-cell>
              <table:table-cell office:value-type="float" office:value="0.0430717">
                <text:p>0.0430717</text:p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0.6028136">
                <text:p>0.6028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8291">
                <text:p>0.1178291</text:p>
              </table:table-cell>
              <table:table-cell office:value-type="float" office:value="0.0943339">
                <text:p>0.0943339</text:p>
              </table:table-cell>
            </table:table-row>
            <table:table-row>
              <table:table-cell office:value-type="string">
                <text:p>prospero_compile</text:p>
              </table:table-cell>
              <table:table-cell office:value-type="float" office:value="0.5541853">
                <text:p>0.554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6171">
                <text:p>0.1226171</text:p>
              </table:table-cell>
              <table:table-cell office:value-type="float" office:value="0.0598657">
                <text:p>0.0598657</text:p>
              </table:table-cell>
            </table:table-row>
            <table:table-row>
              <table:table-cell office:value-type="string">
                <text:p>prospero_eval</text:p>
              </table:table-cell>
              <table:table-cell office:value-type="float" office:value="0.6698159">
                <text:p>0.669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047599999999">
                <text:p>0.246047599999999</text:p>
              </table:table-cell>
              <table:table-cell office:value-type="float" office:value="0.1202327">
                <text:p>0.1202327</text:p>
              </table:table-cell>
            </table:table-row>
            <table:table-row>
              <table:table-cell office:value-type="string">
                <text:p>rand_sort</text:p>
              </table:table-cell>
              <table:table-cell office:value-type="float" office:value="0.646002">
                <text:p>0.64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0573">
                <text:p>0.1320573</text:p>
              </table:table-cell>
              <table:table-cell office:value-type="float" office:value="0.0873798">
                <text:p>0.0873798</text:p>
              </table:table-cell>
            </table:table-row>
            <table:table-row>
              <table:table-cell office:value-type="string">
                <text:p>rapier</text:p>
              </table:table-cell>
              <table:table-cell office:value-type="float" office:value="0.6483768">
                <text:p>0.6483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6435">
                <text:p>0.1306435</text:p>
              </table:table-cell>
              <table:table-cell office:value-type="float" office:value="0.070902">
                <text:p>0.070902</text:p>
              </table:table-cell>
            </table:table-row>
            <table:table-row>
              <table:table-cell office:value-type="string">
                <text:p>regex</text:p>
              </table:table-cell>
              <table:table-cell office:value-type="float" office:value="0.5723303">
                <text:p>0.572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5159000000003">
                <text:p>0.0975159000000003</text:p>
              </table:table-cell>
              <table:table-cell office:value-type="float" office:value="0.0445545">
                <text:p>0.0445545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0.5426447">
                <text:p>0.542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6109">
                <text:p>0.1336109</text:p>
              </table:table-cell>
              <table:table-cell office:value-type="float" office:value="0.0980608">
                <text:p>0.0980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